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057cm"/>
    </style:style>
    <style:style style:name="co8" style:family="table-column">
      <style:table-column-properties fo:break-before="auto" style:column-width="3.4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lat</text:p>
          </table:table-cell>
          <table:table-cell office:value-type="string">
            <text:p>minLat</text:p>
          </table:table-cell>
          <table:table-cell office:value-type="string">
            <text:p>lon</text:p>
          </table:table-cell>
          <table:table-cell office:value-type="string">
            <text:p>minLon</text:p>
          </table:table-cell>
          <table:table-cell office:value-type="string">
            <text:p>name</text:p>
          </table:table-cell>
          <table:table-cell office:value-type="string">
            <text:p>tree</text:p>
          </table:table-cell>
          <table:table-cell table:number-columns-repeated="3"/>
          <table:table-cell office:value-type="string">
            <text:p>SITE</text:p>
          </table:table-cell>
          <table:table-cell office:value-type="string">
            <text:p>MHAB</text:p>
          </table:table-cell>
          <table:table-cell office:value-type="string">
            <text:p>POINT</text:p>
          </table:table-cell>
          <table:table-cell office:value-type="string">
            <text:p>NAME</text:p>
          </table:table-cell>
          <table:table-cell office:value-type="string">
            <text:p>OX</text:p>
          </table:table-cell>
          <table:table-cell office:value-type="string">
            <text:p>OY</text:p>
          </table:table-cell>
          <table:table-cell office:value-type="string">
            <text:p>OB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940085">
            <text:p>37,940085</text:p>
          </table:table-cell>
          <table:table-cell office:value-type="float" office:value="56.405084">
            <text:p>56,405084</text:p>
          </table:table-cell>
          <table:table-cell office:value-type="float" office:value="-2.854277">
            <text:p>-2,854277</text:p>
          </table:table-cell>
          <table:table-cell table:style-name="ce1" office:value-type="float" office:value="51.25663">
            <text:p>51,25663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CALA1</text:p>
          </table:table-cell>
          <table:table-cell office:value-type="float" office:value="-31.83">
            <text:p>-31,83</text:p>
          </table:table-cell>
          <table:table-cell office:value-type="float" office:value="-3.03">
            <text:p>-3,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.940404">
            <text:p>37,940404</text:p>
          </table:table-cell>
          <table:table-cell office:value-type="float" office:value="56.424235">
            <text:p>56,424235</text:p>
          </table:table-cell>
          <table:table-cell office:value-type="float" office:value="-2.854435">
            <text:p>-2,854435</text:p>
          </table:table-cell>
          <table:table-cell table:style-name="ce1" office:value-type="float" office:value="51.26609">
            <text:p>51,26609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CALA2</text:p>
          </table:table-cell>
          <table:table-cell office:value-type="float" office:value="-78.34">
            <text:p>-78,34</text:p>
          </table:table-cell>
          <table:table-cell office:value-type="float" office:value="19.82">
            <text:p>19,8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.940259">
            <text:p>37,940259</text:p>
          </table:table-cell>
          <table:table-cell office:value-type="float" office:value="56.415559">
            <text:p>56,415559</text:p>
          </table:table-cell>
          <table:table-cell office:value-type="float" office:value="-2.854581">
            <text:p>-2,854581</text:p>
          </table:table-cell>
          <table:table-cell table:style-name="ce1" office:value-type="float" office:value="51.274886">
            <text:p>51,27488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>CALA3</text:p>
          </table:table-cell>
          <table:table-cell office:value-type="float" office:value="-106.63">
            <text:p>-106,63</text:p>
          </table:table-cell>
          <table:table-cell office:value-type="float" office:value="59.05">
            <text:p>59,0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.940174">
            <text:p>37,940174</text:p>
          </table:table-cell>
          <table:table-cell office:value-type="float" office:value="56.410455">
            <text:p>56,410455</text:p>
          </table:table-cell>
          <table:table-cell office:value-type="float" office:value="-2.854778">
            <text:p>-2,854778</text:p>
          </table:table-cell>
          <table:table-cell table:style-name="ce1" office:value-type="float" office:value="51.286689">
            <text:p>51,286689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CALA4</text:p>
          </table:table-cell>
          <table:table-cell office:value-type="float" office:value="-111.21">
            <text:p>-111,21</text:p>
          </table:table-cell>
          <table:table-cell office:value-type="float" office:value="49.39">
            <text:p>49,3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940995">
            <text:p>37,940995</text:p>
          </table:table-cell>
          <table:table-cell office:value-type="float" office:value="56.45967">
            <text:p>56,459670</text:p>
          </table:table-cell>
          <table:table-cell office:value-type="float" office:value="-2.85577">
            <text:p>-2,855770</text:p>
          </table:table-cell>
          <table:table-cell table:style-name="ce1" office:value-type="float" office:value="51.346214">
            <text:p>51,346214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CALA5</text:p>
          </table:table-cell>
          <table:table-cell office:value-type="float" office:value="-112.48">
            <text:p>-112,48</text:p>
          </table:table-cell>
          <table:table-cell office:value-type="float" office:value="61.24">
            <text:p>61,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.941014">
            <text:p>37,941014</text:p>
          </table:table-cell>
          <table:table-cell office:value-type="float" office:value="56.460827">
            <text:p>56,460827</text:p>
          </table:table-cell>
          <table:table-cell office:value-type="float" office:value="-2.855837">
            <text:p>-2,855837</text:p>
          </table:table-cell>
          <table:table-cell table:style-name="ce1" office:value-type="float" office:value="51.350192">
            <text:p>51,350192</text:p>
          </table:table-cell>
          <table:table-cell office:value-type="float" office:value="11">
            <text:p>11</text:p>
          </table:table-cell>
          <table:table-cell office:value-type="float" office:value="892">
            <text:p>892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string">
            <text:p>CALA6</text:p>
          </table:table-cell>
          <table:table-cell office:value-type="float" office:value="-110.76">
            <text:p>-110,76</text:p>
          </table:table-cell>
          <table:table-cell office:value-type="float" office:value="69.87">
            <text:p>69,8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.940896">
            <text:p>37,940896</text:p>
          </table:table-cell>
          <table:table-cell office:value-type="float" office:value="56.453736">
            <text:p>56,453736</text:p>
          </table:table-cell>
          <table:table-cell office:value-type="float" office:value="-2.855857">
            <text:p>-2,855857</text:p>
          </table:table-cell>
          <table:table-cell table:style-name="ce1" office:value-type="float" office:value="51.351449">
            <text:p>51,351449</text:p>
          </table:table-cell>
          <table:table-cell office:value-type="float" office:value="12">
            <text:p>12</text:p>
          </table:table-cell>
          <table:table-cell office:value-type="float" office:value="890">
            <text:p>890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string">
            <text:p>CALA7</text:p>
          </table:table-cell>
          <table:table-cell office:value-type="float" office:value="-119.23">
            <text:p>-119,23</text:p>
          </table:table-cell>
          <table:table-cell office:value-type="float" office:value="51.68">
            <text:p>51,6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.94069">
            <text:p>37,940690</text:p>
          </table:table-cell>
          <table:table-cell office:value-type="float" office:value="56.441389">
            <text:p>56,441389</text:p>
          </table:table-cell>
          <table:table-cell office:value-type="float" office:value="-2.855806">
            <text:p>-2,855806</text:p>
          </table:table-cell>
          <table:table-cell table:style-name="ce1" office:value-type="float" office:value="51.348356">
            <text:p>51,348356</text:p>
          </table:table-cell>
          <table:table-cell office:value-type="float" office:value="13">
            <text:p>13</text:p>
          </table:table-cell>
          <table:table-cell office:value-type="float" office:value="889">
            <text:p>889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string">
            <text:p>CALA8</text:p>
          </table:table-cell>
          <table:table-cell office:value-type="float" office:value="-129.57">
            <text:p>-129,57</text:p>
          </table:table-cell>
          <table:table-cell office:value-type="float" office:value="43.01">
            <text:p>43,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.940644">
            <text:p>37,940644</text:p>
          </table:table-cell>
          <table:table-cell office:value-type="float" office:value="56.438653">
            <text:p>56,438653</text:p>
          </table:table-cell>
          <table:table-cell office:value-type="float" office:value="-2.855811">
            <text:p>-2,855811</text:p>
          </table:table-cell>
          <table:table-cell table:style-name="ce1" office:value-type="float" office:value="51.348643">
            <text:p>51,348643</text:p>
          </table:table-cell>
          <table:table-cell office:value-type="float" office:value="14">
            <text:p>14</text:p>
          </table:table-cell>
          <table:table-cell office:value-type="float" office:value="887">
            <text:p>887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string">
            <text:p>CALA9</text:p>
          </table:table-cell>
          <table:table-cell office:value-type="float" office:value="-132.92">
            <text:p>-132,92</text:p>
          </table:table-cell>
          <table:table-cell office:value-type="float" office:value="37.2">
            <text:p>37,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.940553">
            <text:p>37,940553</text:p>
          </table:table-cell>
          <table:table-cell office:value-type="float" office:value="56.433192">
            <text:p>56,433192</text:p>
          </table:table-cell>
          <table:table-cell office:value-type="float" office:value="-2.855781">
            <text:p>-2,855781</text:p>
          </table:table-cell>
          <table:table-cell table:style-name="ce1" office:value-type="float" office:value="51.346863">
            <text:p>51,346863</text:p>
          </table:table-cell>
          <table:table-cell office:value-type="float" office:value="15">
            <text:p>15</text:p>
          </table:table-cell>
          <table:table-cell office:value-type="float" office:value="886">
            <text:p>886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string">
            <text:p>CALA10</text:p>
          </table:table-cell>
          <table:table-cell office:value-type="float" office:value="-156.01">
            <text:p>-156,01</text:p>
          </table:table-cell>
          <table:table-cell office:value-type="float" office:value="16.73">
            <text:p>16,7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.940568">
            <text:p>37,940568</text:p>
          </table:table-cell>
          <table:table-cell office:value-type="float" office:value="56.434077">
            <text:p>56,434077</text:p>
          </table:table-cell>
          <table:table-cell office:value-type="float" office:value="-2.855792">
            <text:p>-2,855792</text:p>
          </table:table-cell>
          <table:table-cell table:style-name="ce1" office:value-type="float" office:value="51.347507">
            <text:p>51,347507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CALA11</text:p>
          </table:table-cell>
          <table:table-cell office:value-type="float" office:value="-163.88">
            <text:p>-163,88</text:p>
          </table:table-cell>
          <table:table-cell office:value-type="float" office:value="10.54">
            <text:p>10,5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940537">
            <text:p>37,940537</text:p>
          </table:table-cell>
          <table:table-cell office:value-type="float" office:value="56.432236">
            <text:p>56,432236</text:p>
          </table:table-cell>
          <table:table-cell office:value-type="float" office:value="-2.856026">
            <text:p>-2,856026</text:p>
          </table:table-cell>
          <table:table-cell table:style-name="ce1" office:value-type="float" office:value="51.361588">
            <text:p>51,361588</text:p>
          </table:table-cell>
          <table:table-cell office:value-type="float" office:value="17">
            <text:p>17</text:p>
          </table:table-cell>
          <table:table-cell office:value-type="float" office:value="885">
            <text:p>885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string">
            <text:p>CALA12</text:p>
          </table:table-cell>
          <table:table-cell office:value-type="float" office:value="-162.99">
            <text:p>-162,99</text:p>
          </table:table-cell>
          <table:table-cell office:value-type="float" office:value="5.51">
            <text:p>5,5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.940315">
            <text:p>37,940315</text:p>
          </table:table-cell>
          <table:table-cell office:value-type="float" office:value="56.418884">
            <text:p>56,418884</text:p>
          </table:table-cell>
          <table:table-cell office:value-type="float" office:value="-2.855823">
            <text:p>-2,855823</text:p>
          </table:table-cell>
          <table:table-cell table:style-name="ce1" office:value-type="float" office:value="51.349402">
            <text:p>51,349402</text:p>
          </table:table-cell>
          <table:table-cell office:value-type="float" office:value="18">
            <text:p>18</text:p>
          </table:table-cell>
          <table:table-cell office:value-type="float" office:value="884">
            <text:p>884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string">
            <text:p>CALA13</text:p>
          </table:table-cell>
          <table:table-cell office:value-type="float" office:value="-157.51">
            <text:p>-157,51</text:p>
          </table:table-cell>
          <table:table-cell office:value-type="float" office:value="5.99">
            <text:p>5,9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94022">
            <text:p>37,940220</text:p>
          </table:table-cell>
          <table:table-cell office:value-type="float" office:value="56.413226">
            <text:p>56,413226</text:p>
          </table:table-cell>
          <table:table-cell office:value-type="float" office:value="-2.855717">
            <text:p>-2,855717</text:p>
          </table:table-cell>
          <table:table-cell table:style-name="ce1" office:value-type="float" office:value="51.343046">
            <text:p>51,343046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4">
            <text:p>14</text:p>
          </table:table-cell>
          <table:table-cell office:value-type="string">
            <text:p>CALA14</text:p>
          </table:table-cell>
          <table:table-cell office:value-type="float" office:value="-161.79">
            <text:p>-161,79</text:p>
          </table:table-cell>
          <table:table-cell office:value-type="float" office:value="-8.23">
            <text:p>-8,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.940265">
            <text:p>37,940265</text:p>
          </table:table-cell>
          <table:table-cell office:value-type="float" office:value="56.415876">
            <text:p>56,415876</text:p>
          </table:table-cell>
          <table:table-cell office:value-type="float" office:value="-2.856213">
            <text:p>-2,856213</text:p>
          </table:table-cell>
          <table:table-cell table:style-name="ce1" office:value-type="float" office:value="51.372753">
            <text:p>51,372753</text:p>
          </table:table-cell>
          <table:table-cell office:value-type="float" office:value="20">
            <text:p>20</text:p>
          </table:table-cell>
          <table:table-cell office:value-type="float" office:value="883">
            <text:p>883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string">
            <text:p>CALA15</text:p>
          </table:table-cell>
          <table:table-cell office:value-type="float" office:value="-91.5">
            <text:p>-91,5</text:p>
          </table:table-cell>
          <table:table-cell office:value-type="float" office:value="-25.56">
            <text:p>-25,5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.940219">
            <text:p>37,940219</text:p>
          </table:table-cell>
          <table:table-cell office:value-type="float" office:value="56.413145">
            <text:p>56,413145</text:p>
          </table:table-cell>
          <table:table-cell office:value-type="float" office:value="-2.856244">
            <text:p>-2,856244</text:p>
          </table:table-cell>
          <table:table-cell table:style-name="ce1" office:value-type="float" office:value="51.374614">
            <text:p>51,374614</text:p>
          </table:table-cell>
          <table:table-cell office:value-type="float" office:value="21">
            <text:p>21</text:p>
          </table:table-cell>
          <table:table-cell office:value-type="float" office:value="882">
            <text:p>882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office:value-type="string">
            <text:p>CALA16</text:p>
          </table:table-cell>
          <table:table-cell office:value-type="float" office:value="-97.52">
            <text:p>-97,52</text:p>
          </table:table-cell>
          <table:table-cell office:value-type="float" office:value="8.01">
            <text:p>8,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.940404">
            <text:p>37,940404</text:p>
          </table:table-cell>
          <table:table-cell office:value-type="float" office:value="56.424225">
            <text:p>56,424225</text:p>
          </table:table-cell>
          <table:table-cell office:value-type="float" office:value="-2.856396">
            <text:p>-2,856396</text:p>
          </table:table-cell>
          <table:table-cell table:style-name="ce1" office:value-type="float" office:value="51.383731">
            <text:p>51,38373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string">
            <text:p>CALA17</text:p>
          </table:table-cell>
          <table:table-cell office:value-type="float" office:value="-31.68">
            <text:p>-31,68</text:p>
          </table:table-cell>
          <table:table-cell office:value-type="float" office:value="9.67">
            <text:p>9,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.940317">
            <text:p>37,940317</text:p>
          </table:table-cell>
          <table:table-cell office:value-type="float" office:value="56.41903">
            <text:p>56,419030</text:p>
          </table:table-cell>
          <table:table-cell office:value-type="float" office:value="-2.856433">
            <text:p>-2,856433</text:p>
          </table:table-cell>
          <table:table-cell table:style-name="ce1" office:value-type="float" office:value="51.386005">
            <text:p>51,386005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string">
            <text:p>CALA18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.940217">
            <text:p>37,940217</text:p>
          </table:table-cell>
          <table:table-cell office:value-type="float" office:value="56.413005">
            <text:p>56,413005</text:p>
          </table:table-cell>
          <table:table-cell office:value-type="float" office:value="-2.856363">
            <text:p>-2,856363</text:p>
          </table:table-cell>
          <table:table-cell table:style-name="ce1" office:value-type="float" office:value="51.381805">
            <text:p>51,381805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19">
            <text:p>19</text:p>
          </table:table-cell>
          <table:table-cell office:value-type="string">
            <text:p>CALA19</text:p>
          </table:table-cell>
          <table:table-cell office:value-type="float" office:value="-11.92">
            <text:p>-11,92</text:p>
          </table:table-cell>
          <table:table-cell office:value-type="float" office:value="2.1">
            <text:p>2,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.940137">
            <text:p>37,940137</text:p>
          </table:table-cell>
          <table:table-cell office:value-type="float" office:value="56.408222">
            <text:p>56,408222</text:p>
          </table:table-cell>
          <table:table-cell office:value-type="float" office:value="-2.856371">
            <text:p>-2,856371</text:p>
          </table:table-cell>
          <table:table-cell table:style-name="ce1" office:value-type="float" office:value="51.382288">
            <text:p>51,382288</text:p>
          </table:table-cell>
          <table:table-cell office:value-type="float" office:value="25">
            <text:p>25</text:p>
          </table:table-cell>
          <table:table-cell office:value-type="float" office:value="879">
            <text:p>879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string">
            <text:p>CALA20</text:p>
          </table:table-cell>
          <table:table-cell office:value-type="float" office:value="10.98">
            <text:p>10,98</text:p>
          </table:table-cell>
          <table:table-cell office:value-type="float" office:value="-7.69">
            <text:p>-7,6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940092">
            <text:p>37,940092</text:p>
          </table:table-cell>
          <table:table-cell office:value-type="float" office:value="56.405516">
            <text:p>56,405516</text:p>
          </table:table-cell>
          <table:table-cell office:value-type="float" office:value="-2.856378">
            <text:p>-2,856378</text:p>
          </table:table-cell>
          <table:table-cell table:style-name="ce1" office:value-type="float" office:value="51.38267">
            <text:p>51,382670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CALB1</text:p>
          </table:table-cell>
          <table:table-cell office:value-type="float" office:value="-18.01">
            <text:p>-18,01</text:p>
          </table:table-cell>
          <table:table-cell office:value-type="float" office:value="-10.4">
            <text:p>-10,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.940139">
            <text:p>37,940139</text:p>
          </table:table-cell>
          <table:table-cell office:value-type="float" office:value="56.408333">
            <text:p>56,408333</text:p>
          </table:table-cell>
          <table:table-cell office:value-type="float" office:value="-2.856413">
            <text:p>-2,856413</text:p>
          </table:table-cell>
          <table:table-cell table:style-name="ce1" office:value-type="float" office:value="51.384808">
            <text:p>51,384808</text:p>
          </table:table-cell>
          <table:table-cell office:value-type="float" office:value="27">
            <text:p>27</text:p>
          </table:table-cell>
          <table:table-cell office:value-type="float" office:value="878">
            <text:p>878</text:p>
          </table:table-cell>
          <table:table-cell table:number-columns-repeated="3"/>
          <table:table-cell table:style-name="ce2" office:value-type="string">
            <text:p>CAL</text:p>
          </table:table-cell>
          <table:table-cell table:style-name="ce2" office:value-type="string">
            <text:p>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ALB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REF _CA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.94004">
            <text:p>37,940040</text:p>
          </table:table-cell>
          <table:table-cell office:value-type="float" office:value="56.402403">
            <text:p>56,402403</text:p>
          </table:table-cell>
          <table:table-cell office:value-type="float" office:value="-2.856435">
            <text:p>-2,856435</text:p>
          </table:table-cell>
          <table:table-cell table:style-name="ce1" office:value-type="float" office:value="51.3861">
            <text:p>51,386100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CALB3</text:p>
          </table:table-cell>
          <table:table-cell office:value-type="float" office:value="2.74">
            <text:p>2,74</text:p>
          </table:table-cell>
          <table:table-cell office:value-type="float" office:value="15.56">
            <text:p>15,5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.939967">
            <text:p>37,939967</text:p>
          </table:table-cell>
          <table:table-cell office:value-type="float" office:value="56.398003">
            <text:p>56,398003</text:p>
          </table:table-cell>
          <table:table-cell office:value-type="float" office:value="-2.856519">
            <text:p>-2,856519</text:p>
          </table:table-cell>
          <table:table-cell table:style-name="ce1" office:value-type="float" office:value="51.391144">
            <text:p>51,391144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string">
            <text:p>CALB4</text:p>
          </table:table-cell>
          <table:table-cell office:value-type="float" office:value="12.61">
            <text:p>12,61</text:p>
          </table:table-cell>
          <table:table-cell office:value-type="float" office:value="-2.22">
            <text:p>-2,2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.939974">
            <text:p>37,939974</text:p>
          </table:table-cell>
          <table:table-cell office:value-type="float" office:value="56.398465">
            <text:p>56,398465</text:p>
          </table:table-cell>
          <table:table-cell office:value-type="float" office:value="-2.856556">
            <text:p>-2,856556</text:p>
          </table:table-cell>
          <table:table-cell table:style-name="ce1" office:value-type="float" office:value="51.393357">
            <text:p>51,393357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CALB5</text:p>
          </table:table-cell>
          <table:table-cell office:value-type="float" office:value="12.85">
            <text:p>12,85</text:p>
          </table:table-cell>
          <table:table-cell office:value-type="float" office:value="22.26">
            <text:p>22,2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.940196">
            <text:p>37,940196</text:p>
          </table:table-cell>
          <table:table-cell office:value-type="float" office:value="56.411752">
            <text:p>56,411752</text:p>
          </table:table-cell>
          <table:table-cell office:value-type="float" office:value="-2.856284">
            <text:p>-2,856284</text:p>
          </table:table-cell>
          <table:table-cell table:style-name="ce1" office:value-type="float" office:value="51.377048">
            <text:p>51,377048</text:p>
          </table:table-cell>
          <table:table-cell office:value-type="float" office:value="31">
            <text:p>31</text:p>
          </table:table-cell>
          <table:table-cell office:value-type="float" office:value="880">
            <text:p>880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string">
            <text:p>CALB6</text:p>
          </table:table-cell>
          <table:table-cell office:value-type="float" office:value="17.87">
            <text:p>17,87</text:p>
          </table:table-cell>
          <table:table-cell office:value-type="float" office:value="22.74">
            <text:p>22,7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.939199">
            <text:p>37,939199</text:p>
          </table:table-cell>
          <table:table-cell office:value-type="float" office:value="56.351966">
            <text:p>56,351966</text:p>
          </table:table-cell>
          <table:table-cell office:value-type="float" office:value="-2.855243">
            <text:p>-2,855243</text:p>
          </table:table-cell>
          <table:table-cell table:style-name="ce1" office:value-type="float" office:value="51.314561">
            <text:p>51,314561</text:p>
          </table:table-cell>
          <table:table-cell office:value-type="float" office:value="32">
            <text:p>32</text:p>
          </table:table-cell>
          <table:table-cell office:value-type="string">
            <text:p>CL6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string">
            <text:p>CALB7</text:p>
          </table:table-cell>
          <table:table-cell office:value-type="float" office:value="-32.87">
            <text:p>-32,87</text:p>
          </table:table-cell>
          <table:table-cell office:value-type="float" office:value="-2.32">
            <text:p>-2,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939834">
            <text:p>37,939834</text:p>
          </table:table-cell>
          <table:table-cell office:value-type="float" office:value="56.390021">
            <text:p>56,390021</text:p>
          </table:table-cell>
          <table:table-cell office:value-type="float" office:value="-2.855034">
            <text:p>-2,855034</text:p>
          </table:table-cell>
          <table:table-cell table:style-name="ce1" office:value-type="float" office:value="51.302038">
            <text:p>51,302038</text:p>
          </table:table-cell>
          <table:table-cell office:value-type="string">
            <text:p>032 780</text:p>
          </table:table-cell>
          <table:table-cell office:value-type="float" office:value="780">
            <text:p>780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string">
            <text:p>CALB8</text:p>
          </table:table-cell>
          <table:table-cell office:value-type="float" office:value="-32.87">
            <text:p>-32,87</text:p>
          </table:table-cell>
          <table:table-cell office:value-type="float" office:value="2.88">
            <text:p>2,8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.938955">
            <text:p>37,938955</text:p>
          </table:table-cell>
          <table:table-cell office:value-type="float" office:value="56.337316">
            <text:p>56,337316</text:p>
          </table:table-cell>
          <table:table-cell office:value-type="float" office:value="-2.855068">
            <text:p>-2,855068</text:p>
          </table:table-cell>
          <table:table-cell table:style-name="ce1" office:value-type="float" office:value="51.304095">
            <text:p>51,304095</text:p>
          </table:table-cell>
          <table:table-cell office:value-type="float" office:value="33">
            <text:p>33</text:p>
          </table:table-cell>
          <table:table-cell office:value-type="float" office:value="778">
            <text:p>778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CALB9</text:p>
          </table:table-cell>
          <table:table-cell office:value-type="float" office:value="28.22">
            <text:p>28,22</text:p>
          </table:table-cell>
          <table:table-cell office:value-type="float" office:value="22.91">
            <text:p>22,9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.938612">
            <text:p>37,938612</text:p>
          </table:table-cell>
          <table:table-cell office:value-type="float" office:value="56.316697">
            <text:p>56,316697</text:p>
          </table:table-cell>
          <table:table-cell office:value-type="float" office:value="-2.855261">
            <text:p>-2,855261</text:p>
          </table:table-cell>
          <table:table-cell table:style-name="ce1" office:value-type="float" office:value="51.315667">
            <text:p>51,315667</text:p>
          </table:table-cell>
          <table:table-cell office:value-type="float" office:value="34">
            <text:p>34</text:p>
          </table:table-cell>
          <table:table-cell office:value-type="float" office:value="777">
            <text:p>777</text:p>
          </table:table-cell>
          <table:table-cell table:number-columns-repeated="3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office:value-type="string">
            <text:p>CALB10</text:p>
          </table:table-cell>
          <table:table-cell office:value-type="float" office:value="20.77">
            <text:p>20,77</text:p>
          </table:table-cell>
          <table:table-cell office:value-type="float" office:value="33.56">
            <text:p>33,5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.938245">
            <text:p>37,938245</text:p>
          </table:table-cell>
          <table:table-cell office:value-type="float" office:value="56.294689">
            <text:p>56,294689</text:p>
          </table:table-cell>
          <table:table-cell office:value-type="float" office:value="-2.855185">
            <text:p>-2,855185</text:p>
          </table:table-cell>
          <table:table-cell table:style-name="ce1" office:value-type="float" office:value="51.311091">
            <text:p>51,311091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string">
            <text:p>CALB11</text:p>
          </table:table-cell>
          <table:table-cell office:value-type="float" office:value="-87.99">
            <text:p>-87,99</text:p>
          </table:table-cell>
          <table:table-cell office:value-type="float" office:value="7.82">
            <text:p>7,8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.938331">
            <text:p>37,938331</text:p>
          </table:table-cell>
          <table:table-cell office:value-type="float" office:value="56.299854">
            <text:p>56,299854</text:p>
          </table:table-cell>
          <table:table-cell office:value-type="float" office:value="-2.854958">
            <text:p>-2,854958</text:p>
          </table:table-cell>
          <table:table-cell table:style-name="ce1" office:value-type="float" office:value="51.297492">
            <text:p>51,297492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office:value-type="string">
            <text:p>CALB12</text:p>
          </table:table-cell>
          <table:table-cell office:value-type="float" office:value="-91.72">
            <text:p>-91,72</text:p>
          </table:table-cell>
          <table:table-cell office:value-type="float" office:value="18.06">
            <text:p>18,0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.938324">
            <text:p>37,938324</text:p>
          </table:table-cell>
          <table:table-cell office:value-type="float" office:value="56.299432">
            <text:p>56,299432</text:p>
          </table:table-cell>
          <table:table-cell office:value-type="float" office:value="-2.85489">
            <text:p>-2,854890</text:p>
          </table:table-cell>
          <table:table-cell table:style-name="ce1" office:value-type="float" office:value="51.293378">
            <text:p>51,293378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string">
            <text:p>CALB13</text:p>
          </table:table-cell>
          <table:table-cell office:value-type="float" office:value="-90.27">
            <text:p>-90,27</text:p>
          </table:table-cell>
          <table:table-cell office:value-type="float" office:value="35.37">
            <text:p>35,3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.938074">
            <text:p>37,938074</text:p>
          </table:table-cell>
          <table:table-cell office:value-type="float" office:value="56.28443">
            <text:p>56,284430</text:p>
          </table:table-cell>
          <table:table-cell office:value-type="float" office:value="-2.854906">
            <text:p>-2,854906</text:p>
          </table:table-cell>
          <table:table-cell table:style-name="ce1" office:value-type="float" office:value="51.294354">
            <text:p>51,294354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4">
            <text:p>14</text:p>
          </table:table-cell>
          <table:table-cell office:value-type="string">
            <text:p>CALB14</text:p>
          </table:table-cell>
          <table:table-cell office:value-type="float" office:value="-100.96">
            <text:p>-100,96</text:p>
          </table:table-cell>
          <table:table-cell office:value-type="float" office:value="21.89">
            <text:p>21,8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938326">
            <text:p>37,938326</text:p>
          </table:table-cell>
          <table:table-cell office:value-type="float" office:value="56.299582">
            <text:p>56,299582</text:p>
          </table:table-cell>
          <table:table-cell office:value-type="float" office:value="-2.854626">
            <text:p>-2,854626</text:p>
          </table:table-cell>
          <table:table-cell table:style-name="ce1" office:value-type="float" office:value="51.277581">
            <text:p>51,277581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CALB15</text:p>
          </table:table-cell>
          <table:table-cell office:value-type="float" office:value="-101.85">
            <text:p>-101,85</text:p>
          </table:table-cell>
          <table:table-cell office:value-type="float" office:value="23.91">
            <text:p>23,9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.938401">
            <text:p>37,938401</text:p>
          </table:table-cell>
          <table:table-cell office:value-type="float" office:value="56.304033">
            <text:p>56,304033</text:p>
          </table:table-cell>
          <table:table-cell office:value-type="float" office:value="-2.854611">
            <text:p>-2,854611</text:p>
          </table:table-cell>
          <table:table-cell table:style-name="ce1" office:value-type="float" office:value="51.276666">
            <text:p>51,276666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string">
            <text:p>CALB16</text:p>
          </table:table-cell>
          <table:table-cell office:value-type="float" office:value="-108.58">
            <text:p>-108,58</text:p>
          </table:table-cell>
          <table:table-cell office:value-type="float" office:value="55.67">
            <text:p>55,6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.938293">
            <text:p>37,938293</text:p>
          </table:table-cell>
          <table:table-cell office:value-type="float" office:value="56.297561">
            <text:p>56,297561</text:p>
          </table:table-cell>
          <table:table-cell office:value-type="float" office:value="-2.854597">
            <text:p>-2,854597</text:p>
          </table:table-cell>
          <table:table-cell table:style-name="ce1" office:value-type="float" office:value="51.275841">
            <text:p>51,275841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7">
            <text:p>17</text:p>
          </table:table-cell>
          <table:table-cell office:value-type="string">
            <text:p>CALB17</text:p>
          </table:table-cell>
          <table:table-cell office:value-type="float" office:value="-124.37">
            <text:p>-124,37</text:p>
          </table:table-cell>
          <table:table-cell office:value-type="float" office:value="62.42">
            <text:p>62,4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.938253">
            <text:p>37,938253</text:p>
          </table:table-cell>
          <table:table-cell office:value-type="float" office:value="56.295197">
            <text:p>56,295197</text:p>
          </table:table-cell>
          <table:table-cell office:value-type="float" office:value="-2.85453">
            <text:p>-2,854530</text:p>
          </table:table-cell>
          <table:table-cell table:style-name="ce1" office:value-type="float" office:value="51.271778">
            <text:p>51,27177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8">
            <text:p>18</text:p>
          </table:table-cell>
          <table:table-cell office:value-type="string">
            <text:p>CALB18</text:p>
          </table:table-cell>
          <table:table-cell office:value-type="float" office:value="-112.18">
            <text:p>-112,18</text:p>
          </table:table-cell>
          <table:table-cell office:value-type="float" office:value="68.42">
            <text:p>68,4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.938435">
            <text:p>37,938435</text:p>
          </table:table-cell>
          <table:table-cell office:value-type="float" office:value="56.3061">
            <text:p>56,306100</text:p>
          </table:table-cell>
          <table:table-cell office:value-type="float" office:value="-2.854466">
            <text:p>-2,854466</text:p>
          </table:table-cell>
          <table:table-cell table:style-name="ce1" office:value-type="float" office:value="51.267971">
            <text:p>51,26797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office:value-type="string">
            <text:p>CALB19</text:p>
          </table:table-cell>
          <table:table-cell office:value-type="float" office:value="-107.13">
            <text:p>-107,13</text:p>
          </table:table-cell>
          <table:table-cell office:value-type="float" office:value="72.21">
            <text:p>72,2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7.938454">
            <text:p>37,938454</text:p>
          </table:table-cell>
          <table:table-cell office:value-type="float" office:value="56.307262">
            <text:p>56,307262</text:p>
          </table:table-cell>
          <table:table-cell office:value-type="float" office:value="-2.854308">
            <text:p>-2,854308</text:p>
          </table:table-cell>
          <table:table-cell table:style-name="ce1" office:value-type="float" office:value="51.258501">
            <text:p>51,258501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office:value-type="string">
            <text:p>CALB20</text:p>
          </table:table-cell>
          <table:table-cell office:value-type="float" office:value="-90.66">
            <text:p>-90,66</text:p>
          </table:table-cell>
          <table:table-cell office:value-type="float" office:value="71.03">
            <text:p>71,0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.938424">
            <text:p>37,938424</text:p>
          </table:table-cell>
          <table:table-cell office:value-type="float" office:value="56.305426">
            <text:p>56,305426</text:p>
          </table:table-cell>
          <table:table-cell office:value-type="float" office:value="-2.854139">
            <text:p>-2,854139</text:p>
          </table:table-cell>
          <table:table-cell table:style-name="ce1" office:value-type="float" office:value="51.248367">
            <text:p>51,248367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CALN1</text:p>
          </table:table-cell>
          <table:table-cell office:value-type="float" office:value="-164.95">
            <text:p>-164,95</text:p>
          </table:table-cell>
          <table:table-cell office:value-type="float" office:value="36.57">
            <text:p>36,5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.940053">
            <text:p>37,940053</text:p>
          </table:table-cell>
          <table:table-cell office:value-type="float" office:value="56.403168">
            <text:p>56,403168</text:p>
          </table:table-cell>
          <table:table-cell office:value-type="float" office:value="-2.854352">
            <text:p>-2,854352</text:p>
          </table:table-cell>
          <table:table-cell table:style-name="ce1" office:value-type="float" office:value="51.261126">
            <text:p>51,261126</text:p>
          </table:table-cell>
          <table:table-cell table:style-name="ce2" office:value-type="string">
            <text:p>Pino Base CAL</text:p>
          </table:table-cell>
          <table:table-cell table:style-name="ce4" office:value-type="string">
            <text:p>CALP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CALN2</text:p>
          </table:table-cell>
          <table:table-cell office:value-type="float" office:value="-166">
            <text:p>-166</text:p>
          </table:table-cell>
          <table:table-cell office:value-type="float" office:value="34.54">
            <text:p>34,5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CALN3</text:p>
          </table:table-cell>
          <table:table-cell office:value-type="float" office:value="-168.8">
            <text:p>-168,8</text:p>
          </table:table-cell>
          <table:table-cell office:value-type="float" office:value="31.97">
            <text:p>31,9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CALN4</text:p>
          </table:table-cell>
          <table:table-cell office:value-type="float" office:value="-168.21">
            <text:p>-168,21</text:p>
          </table:table-cell>
          <table:table-cell office:value-type="float" office:value="35.32">
            <text:p>35,32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CALN5</text:p>
          </table:table-cell>
          <table:table-cell office:value-type="float" office:value="-164.71">
            <text:p>-164,71</text:p>
          </table:table-cell>
          <table:table-cell office:value-type="float" office:value="42.84">
            <text:p>42,8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string">
            <text:p>CALN6</text:p>
          </table:table-cell>
          <table:table-cell office:value-type="float" office:value="-179.29">
            <text:p>-179,29</text:p>
          </table:table-cell>
          <table:table-cell office:value-type="float" office:value="11.84">
            <text:p>11,8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string">
            <text:p>CALN7</text:p>
          </table:table-cell>
          <table:table-cell office:value-type="float" office:value="-179.84">
            <text:p>-179,84</text:p>
          </table:table-cell>
          <table:table-cell office:value-type="float" office:value="14.99">
            <text:p>14,9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8">
            <text:p>8</text:p>
          </table:table-cell>
          <table:table-cell office:value-type="string">
            <text:p>CALN8</text:p>
          </table:table-cell>
          <table:table-cell office:value-type="float" office:value="-125.49">
            <text:p>-125,49</text:p>
          </table:table-cell>
          <table:table-cell office:value-type="float" office:value="18.47">
            <text:p>18,4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office:value-type="string">
            <text:p>CALN9</text:p>
          </table:table-cell>
          <table:table-cell office:value-type="float" office:value="-125.28">
            <text:p>-125,28</text:p>
          </table:table-cell>
          <table:table-cell office:value-type="float" office:value="20.69">
            <text:p>20,6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CALN10</text:p>
          </table:table-cell>
          <table:table-cell office:value-type="float" office:value="-123.7">
            <text:p>-123,7</text:p>
          </table:table-cell>
          <table:table-cell office:value-type="float" office:value="23.48">
            <text:p>23,4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1">
            <text:p>11</text:p>
          </table:table-cell>
          <table:table-cell office:value-type="string">
            <text:p>CALN11</text:p>
          </table:table-cell>
          <table:table-cell office:value-type="float" office:value="-6.97">
            <text:p>-6,97</text:p>
          </table:table-cell>
          <table:table-cell office:value-type="float" office:value="-160.3">
            <text:p>-160,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CALN12</text:p>
          </table:table-cell>
          <table:table-cell office:value-type="float" office:value="-7.26">
            <text:p>-7,26</text:p>
          </table:table-cell>
          <table:table-cell office:value-type="float" office:value="-166.9">
            <text:p>-166,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3">
            <text:p>13</text:p>
          </table:table-cell>
          <table:table-cell office:value-type="string">
            <text:p>CALN13</text:p>
          </table:table-cell>
          <table:table-cell office:value-type="float" office:value="-4.94">
            <text:p>-4,94</text:p>
          </table:table-cell>
          <table:table-cell office:value-type="float" office:value="-164.65">
            <text:p>-164,6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string">
            <text:p>CALN14</text:p>
          </table:table-cell>
          <table:table-cell office:value-type="float" office:value="-5.97">
            <text:p>-5,97</text:p>
          </table:table-cell>
          <table:table-cell office:value-type="float" office:value="-171.76">
            <text:p>-171,7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office:value-type="string">
            <text:p>CALN15</text:p>
          </table:table-cell>
          <table:table-cell office:value-type="float" office:value="-2.37">
            <text:p>-2,37</text:p>
          </table:table-cell>
          <table:table-cell office:value-type="float" office:value="-174.9">
            <text:p>-174,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6">
            <text:p>16</text:p>
          </table:table-cell>
          <table:table-cell office:value-type="string">
            <text:p>CALN16</text:p>
          </table:table-cell>
          <table:table-cell office:value-type="float" office:value="0.51">
            <text:p>0,51</text:p>
          </table:table-cell>
          <table:table-cell office:value-type="float" office:value="-176.35">
            <text:p>-176,3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string">
            <text:p>CALN17</text:p>
          </table:table-cell>
          <table:table-cell office:value-type="float" office:value="7.88">
            <text:p>7,88</text:p>
          </table:table-cell>
          <table:table-cell office:value-type="float" office:value="-175.15">
            <text:p>-175,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 office:value-type="string">
            <text:p>CALN18</text:p>
          </table:table-cell>
          <table:table-cell office:value-type="float" office:value="-31.44">
            <text:p>-31,44</text:p>
          </table:table-cell>
          <table:table-cell office:value-type="float" office:value="-176.01">
            <text:p>-176,0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string">
            <text:p>CALN19</text:p>
          </table:table-cell>
          <table:table-cell office:value-type="float" office:value="-5.41">
            <text:p>-5,41</text:p>
          </table:table-cell>
          <table:table-cell office:value-type="float" office:value="-194.79">
            <text:p>-194,7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N</text:p>
          </table:table-cell>
          <table:table-cell office:value-type="float" office:value="20">
            <text:p>20</text:p>
          </table:table-cell>
          <table:table-cell office:value-type="string">
            <text:p>CALN20</text:p>
          </table:table-cell>
          <table:table-cell office:value-type="float" office:value="-11.52">
            <text:p>-11,52</text:p>
          </table:table-cell>
          <table:table-cell office:value-type="float" office:value="-203.61">
            <text:p>-203,6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LP1</text:p>
          </table:table-cell>
          <table:table-cell table:style-name="ce2" office:value-type="float" office:value="4.75">
            <text:p>4,75</text:p>
          </table:table-cell>
          <table:table-cell table:style-name="ce2" office:value-type="float" office:value="-24.79">
            <text:p>-24,79</text:p>
          </table:table-cell>
          <table:table-cell table:style-name="ce2" office:value-type="string">
            <text:p>Pino Base</text:p>
          </table:table-cell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CALP2</text:p>
          </table:table-cell>
          <table:table-cell office:value-type="float" office:value="17.67">
            <text:p>17,67</text:p>
          </table:table-cell>
          <table:table-cell office:value-type="float" office:value="-8.24">
            <text:p>-8,2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CALP3</text:p>
          </table:table-cell>
          <table:table-cell office:value-type="float" office:value="26.8">
            <text:p>26,8</text:p>
          </table:table-cell>
          <table:table-cell office:value-type="float" office:value="2.64">
            <text:p>2,6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CALP4</text:p>
          </table:table-cell>
          <table:table-cell office:value-type="float" office:value="43.8">
            <text:p>43,8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CALP5</text:p>
          </table:table-cell>
          <table:table-cell office:value-type="float" office:value="39.53">
            <text:p>39,53</text:p>
          </table:table-cell>
          <table:table-cell office:value-type="float" office:value="17.8">
            <text:p>17,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CALP6</text:p>
          </table:table-cell>
          <table:table-cell office:value-type="float" office:value="-93.89">
            <text:p>-93,89</text:p>
          </table:table-cell>
          <table:table-cell office:value-type="float" office:value="35.38">
            <text:p>35,3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CALP7</text:p>
          </table:table-cell>
          <table:table-cell office:value-type="float" office:value="-111.65">
            <text:p>-111,65</text:p>
          </table:table-cell>
          <table:table-cell office:value-type="float" office:value="41.05">
            <text:p>41,0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CALP8</text:p>
          </table:table-cell>
          <table:table-cell office:value-type="float" office:value="-103.31">
            <text:p>-103,31</text:p>
          </table:table-cell>
          <table:table-cell office:value-type="float" office:value="49.39">
            <text:p>49,3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CALP9</text:p>
          </table:table-cell>
          <table:table-cell office:value-type="float" office:value="-123.3">
            <text:p>-123,3</text:p>
          </table:table-cell>
          <table:table-cell office:value-type="float" office:value="67.49">
            <text:p>67,4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CALP10</text:p>
          </table:table-cell>
          <table:table-cell office:value-type="float" office:value="-122.81">
            <text:p>-122,81</text:p>
          </table:table-cell>
          <table:table-cell office:value-type="float" office:value="28.51">
            <text:p>28,5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1">
            <text:p>11</text:p>
          </table:table-cell>
          <table:table-cell office:value-type="string">
            <text:p>CALP11</text:p>
          </table:table-cell>
          <table:table-cell office:value-type="float" office:value="-118.94">
            <text:p>-118,94</text:p>
          </table:table-cell>
          <table:table-cell office:value-type="float" office:value="8.05">
            <text:p>8,0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2">
            <text:p>12</text:p>
          </table:table-cell>
          <table:table-cell office:value-type="string">
            <text:p>CALP12</text:p>
          </table:table-cell>
          <table:table-cell office:value-type="float" office:value="-123.49">
            <text:p>-123,49</text:p>
          </table:table-cell>
          <table:table-cell office:value-type="float" office:value="-4.44">
            <text:p>-4,4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3">
            <text:p>13</text:p>
          </table:table-cell>
          <table:table-cell office:value-type="string">
            <text:p>CALP13</text:p>
          </table:table-cell>
          <table:table-cell office:value-type="float" office:value="-122.28">
            <text:p>-122,28</text:p>
          </table:table-cell>
          <table:table-cell office:value-type="float" office:value="-18.29">
            <text:p>-18,2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4">
            <text:p>14</text:p>
          </table:table-cell>
          <table:table-cell office:value-type="string">
            <text:p>CALP14</text:p>
          </table:table-cell>
          <table:table-cell office:value-type="float" office:value="-128.84">
            <text:p>-128,84</text:p>
          </table:table-cell>
          <table:table-cell office:value-type="float" office:value="-28.06">
            <text:p>-28,0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string">
            <text:p>CALP15</text:p>
          </table:table-cell>
          <table:table-cell office:value-type="float" office:value="-121.64">
            <text:p>-121,64</text:p>
          </table:table-cell>
          <table:table-cell office:value-type="float" office:value="-41.9">
            <text:p>-41,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office:value-type="string">
            <text:p>CALP16</text:p>
          </table:table-cell>
          <table:table-cell office:value-type="float" office:value="-122.13">
            <text:p>-122,13</text:p>
          </table:table-cell>
          <table:table-cell office:value-type="float" office:value="-129.53">
            <text:p>-129,5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7">
            <text:p>17</text:p>
          </table:table-cell>
          <table:table-cell office:value-type="string">
            <text:p>CALP17</text:p>
          </table:table-cell>
          <table:table-cell office:value-type="float" office:value="-133.14">
            <text:p>-133,14</text:p>
          </table:table-cell>
          <table:table-cell office:value-type="float" office:value="-124.14">
            <text:p>-124,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8">
            <text:p>18</text:p>
          </table:table-cell>
          <table:table-cell office:value-type="string">
            <text:p>CALP18</text:p>
          </table:table-cell>
          <table:table-cell office:value-type="float" office:value="-140.12">
            <text:p>-140,12</text:p>
          </table:table-cell>
          <table:table-cell office:value-type="float" office:value="-121.82">
            <text:p>-121,82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19">
            <text:p>19</text:p>
          </table:table-cell>
          <table:table-cell office:value-type="string">
            <text:p>CALP19</text:p>
          </table:table-cell>
          <table:table-cell office:value-type="float" office:value="-137.78">
            <text:p>-137,78</text:p>
          </table:table-cell>
          <table:table-cell office:value-type="float" office:value="-141.24">
            <text:p>-141,2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P</text:p>
          </table:table-cell>
          <table:table-cell office:value-type="float" office:value="20">
            <text:p>20</text:p>
          </table:table-cell>
          <table:table-cell office:value-type="string">
            <text:p>CALP20</text:p>
          </table:table-cell>
          <table:table-cell office:value-type="float" office:value="-159.71">
            <text:p>-159,71</text:p>
          </table:table-cell>
          <table:table-cell office:value-type="float" office:value="-141.41">
            <text:p>-141,4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CALR1</text:p>
          </table:table-cell>
          <table:table-cell office:value-type="float" office:value="31.63">
            <text:p>31,63</text:p>
          </table:table-cell>
          <table:table-cell office:value-type="float" office:value="34.23">
            <text:p>34,2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CALR2</text:p>
          </table:table-cell>
          <table:table-cell office:value-type="float" office:value="28.34">
            <text:p>28,34</text:p>
          </table:table-cell>
          <table:table-cell office:value-type="float" office:value="34.89">
            <text:p>34,89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CALR3</text:p>
          </table:table-cell>
          <table:table-cell office:value-type="float" office:value="27.99">
            <text:p>27,99</text:p>
          </table:table-cell>
          <table:table-cell office:value-type="float" office:value="41.77">
            <text:p>41,7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CALR4</text:p>
          </table:table-cell>
          <table:table-cell office:value-type="float" office:value="25.48">
            <text:p>25,48</text:p>
          </table:table-cell>
          <table:table-cell office:value-type="float" office:value="51.14">
            <text:p>51,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CALR5</text:p>
          </table:table-cell>
          <table:table-cell office:value-type="float" office:value="23.21">
            <text:p>23,21</text:p>
          </table:table-cell>
          <table:table-cell office:value-type="float" office:value="52.1">
            <text:p>52,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CALR6</text:p>
          </table:table-cell>
          <table:table-cell office:value-type="float" office:value="-3.65">
            <text:p>-3,65</text:p>
          </table:table-cell>
          <table:table-cell office:value-type="float" office:value="42.35">
            <text:p>42,3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CALR7</text:p>
          </table:table-cell>
          <table:table-cell office:value-type="float" office:value="-6.48">
            <text:p>-6,48</text:p>
          </table:table-cell>
          <table:table-cell office:value-type="float" office:value="44.73">
            <text:p>44,7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CALR8</text:p>
          </table:table-cell>
          <table:table-cell office:value-type="float" office:value="-10.39">
            <text:p>-10,39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CALR9</text:p>
          </table:table-cell>
          <table:table-cell office:value-type="float" office:value="-15.01">
            <text:p>-15,01</text:p>
          </table:table-cell>
          <table:table-cell office:value-type="float" office:value="50.16">
            <text:p>50,1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CALR10</text:p>
          </table:table-cell>
          <table:table-cell office:value-type="float" office:value="-12.61">
            <text:p>-12,61</text:p>
          </table:table-cell>
          <table:table-cell office:value-type="float" office:value="47.41">
            <text:p>47,4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string">
            <text:p>CALR11</text:p>
          </table:table-cell>
          <table:table-cell office:value-type="float" office:value="-84.29">
            <text:p>-84,29</text:p>
          </table:table-cell>
          <table:table-cell office:value-type="float" office:value="61.93">
            <text:p>61,9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2">
            <text:p>12</text:p>
          </table:table-cell>
          <table:table-cell office:value-type="string">
            <text:p>CALR12</text:p>
          </table:table-cell>
          <table:table-cell office:value-type="float" office:value="-82.62">
            <text:p>-82,62</text:p>
          </table:table-cell>
          <table:table-cell office:value-type="float" office:value="63.66">
            <text:p>63,6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office:value-type="string">
            <text:p>CALR13</text:p>
          </table:table-cell>
          <table:table-cell office:value-type="float" office:value="-79.64">
            <text:p>-79,64</text:p>
          </table:table-cell>
          <table:table-cell office:value-type="float" office:value="68.08">
            <text:p>68,0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office:value-type="string">
            <text:p>CALR14</text:p>
          </table:table-cell>
          <table:table-cell office:value-type="float" office:value="-90.87">
            <text:p>-90,87</text:p>
          </table:table-cell>
          <table:table-cell office:value-type="float" office:value="66.23">
            <text:p>66,2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string">
            <text:p>CALR15</text:p>
          </table:table-cell>
          <table:table-cell office:value-type="float" office:value="-92.41">
            <text:p>-92,4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string">
            <text:p>CALR16</text:p>
          </table:table-cell>
          <table:table-cell office:value-type="float" office:value="-117.04">
            <text:p>-117,04</text:p>
          </table:table-cell>
          <table:table-cell office:value-type="float" office:value="-100.67">
            <text:p>-100,6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7">
            <text:p>17</text:p>
          </table:table-cell>
          <table:table-cell office:value-type="string">
            <text:p>CALR17</text:p>
          </table:table-cell>
          <table:table-cell office:value-type="float" office:value="-118.39">
            <text:p>-118,39</text:p>
          </table:table-cell>
          <table:table-cell office:value-type="float" office:value="-103.57">
            <text:p>-103,5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office:value-type="string">
            <text:p>CALR18</text:p>
          </table:table-cell>
          <table:table-cell office:value-type="float" office:value="-121.1">
            <text:p>-121,1</text:p>
          </table:table-cell>
          <table:table-cell office:value-type="float" office:value="-117.98">
            <text:p>-117,98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string">
            <text:p>CALR19</text:p>
          </table:table-cell>
          <table:table-cell office:value-type="float" office:value="-113.31">
            <text:p>-113,31</text:p>
          </table:table-cell>
          <table:table-cell office:value-type="float" office:value="-123.86">
            <text:p>-123,8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office:value-type="string">
            <text:p>CALR20</text:p>
          </table:table-cell>
          <table:table-cell office:value-type="float" office:value="-113.58">
            <text:p>-113,58</text:p>
          </table:table-cell>
          <table:table-cell office:value-type="float" office:value="-126.95">
            <text:p>-126,9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string">
            <text:p>CALS1</text:p>
          </table:table-cell>
          <table:table-cell office:value-type="float" office:value="-139.41">
            <text:p>-139,41</text:p>
          </table:table-cell>
          <table:table-cell office:value-type="float" office:value="-20.53">
            <text:p>-20,53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CALS2</text:p>
          </table:table-cell>
          <table:table-cell office:value-type="float" office:value="-141.1">
            <text:p>-141,1</text:p>
          </table:table-cell>
          <table:table-cell office:value-type="float" office:value="-26.85">
            <text:p>-26,8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CALS3</text:p>
          </table:table-cell>
          <table:table-cell office:value-type="float" office:value="-141.13">
            <text:p>-141,13</text:p>
          </table:table-cell>
          <table:table-cell office:value-type="float" office:value="-33.56">
            <text:p>-33,56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CALS4</text:p>
          </table:table-cell>
          <table:table-cell office:value-type="float" office:value="-142.81">
            <text:p>-142,81</text:p>
          </table:table-cell>
          <table:table-cell office:value-type="float" office:value="-39.84">
            <text:p>-39,8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string">
            <text:p>CALS5</text:p>
          </table:table-cell>
          <table:table-cell office:value-type="float" office:value="-143.19">
            <text:p>-143,19</text:p>
          </table:table-cell>
          <table:table-cell office:value-type="float" office:value="-44.12">
            <text:p>-44,12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office:value-type="string">
            <text:p>CALS6</text:p>
          </table:table-cell>
          <table:table-cell office:value-type="float" office:value="-144.91">
            <text:p>-144,91</text:p>
          </table:table-cell>
          <table:table-cell office:value-type="float" office:value="-51.75">
            <text:p>-51,7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string">
            <text:p>CALS7</text:p>
          </table:table-cell>
          <table:table-cell office:value-type="float" office:value="-146.22">
            <text:p>-146,22</text:p>
          </table:table-cell>
          <table:table-cell office:value-type="float" office:value="-59.14">
            <text:p>-59,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string">
            <text:p>CALS8</text:p>
          </table:table-cell>
          <table:table-cell office:value-type="float" office:value="-146.98">
            <text:p>-146,98</text:p>
          </table:table-cell>
          <table:table-cell office:value-type="float" office:value="-63.47">
            <text:p>-63,4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string">
            <text:p>CALS9</text:p>
          </table:table-cell>
          <table:table-cell office:value-type="float" office:value="-145.93">
            <text:p>-145,93</text:p>
          </table:table-cell>
          <table:table-cell office:value-type="float" office:value="-69.12">
            <text:p>-69,12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string">
            <text:p>CALS10</text:p>
          </table:table-cell>
          <table:table-cell office:value-type="float" office:value="-143.64">
            <text:p>-143,64</text:p>
          </table:table-cell>
          <table:table-cell office:value-type="float" office:value="-74.04">
            <text:p>-74,0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1">
            <text:p>11</text:p>
          </table:table-cell>
          <table:table-cell office:value-type="string">
            <text:p>CALS11</text:p>
          </table:table-cell>
          <table:table-cell office:value-type="float" office:value="-140.13">
            <text:p>-140,13</text:p>
          </table:table-cell>
          <table:table-cell office:value-type="float" office:value="-78.15">
            <text:p>-78,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  <table:table-cell office:value-type="string">
            <text:p>CALS12</text:p>
          </table:table-cell>
          <table:table-cell office:value-type="float" office:value="-137.73">
            <text:p>-137,73</text:p>
          </table:table-cell>
          <table:table-cell office:value-type="float" office:value="-83.32">
            <text:p>-83,32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3">
            <text:p>13</text:p>
          </table:table-cell>
          <table:table-cell office:value-type="string">
            <text:p>CALS13</text:p>
          </table:table-cell>
          <table:table-cell office:value-type="float" office:value="-136.43">
            <text:p>-136,43</text:p>
          </table:table-cell>
          <table:table-cell office:value-type="float" office:value="-88.15">
            <text:p>-88,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string">
            <text:p>CALS14</text:p>
          </table:table-cell>
          <table:table-cell office:value-type="float" office:value="-140.48">
            <text:p>-140,48</text:p>
          </table:table-cell>
          <table:table-cell office:value-type="float" office:value="-104.24">
            <text:p>-104,2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string">
            <text:p>CALS15</text:p>
          </table:table-cell>
          <table:table-cell office:value-type="float" office:value="-140.42">
            <text:p>-140,42</text:p>
          </table:table-cell>
          <table:table-cell office:value-type="float" office:value="-109.67">
            <text:p>-109,6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string">
            <text:p>CALS16</text:p>
          </table:table-cell>
          <table:table-cell office:value-type="float" office:value="-146.09">
            <text:p>-146,09</text:p>
          </table:table-cell>
          <table:table-cell office:value-type="float" office:value="-125.27">
            <text:p>-125,27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7">
            <text:p>17</text:p>
          </table:table-cell>
          <table:table-cell office:value-type="string">
            <text:p>CALS17</text:p>
          </table:table-cell>
          <table:table-cell office:value-type="float" office:value="-160.52">
            <text:p>-160,52</text:p>
          </table:table-cell>
          <table:table-cell office:value-type="float" office:value="-131.15">
            <text:p>-131,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8">
            <text:p>18</text:p>
          </table:table-cell>
          <table:table-cell office:value-type="string">
            <text:p>CALS18</text:p>
          </table:table-cell>
          <table:table-cell office:value-type="float" office:value="-164.33">
            <text:p>-164,33</text:p>
          </table:table-cell>
          <table:table-cell office:value-type="float" office:value="-135.41">
            <text:p>-135,4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19">
            <text:p>19</text:p>
          </table:table-cell>
          <table:table-cell office:value-type="string">
            <text:p>CALS19</text:p>
          </table:table-cell>
          <table:table-cell office:value-type="float" office:value="-165.03">
            <text:p>-165,03</text:p>
          </table:table-cell>
          <table:table-cell office:value-type="float" office:value="-129.51">
            <text:p>-129,51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AL</text:p>
          </table:table-cell>
          <table:table-cell office:value-type="string">
            <text:p>S</text:p>
          </table:table-cell>
          <table:table-cell office:value-type="float" office:value="20">
            <text:p>20</text:p>
          </table:table-cell>
          <table:table-cell office:value-type="string">
            <text:p>CALS20</text:p>
          </table:table-cell>
          <table:table-cell office:value-type="float" office:value="-171.14">
            <text:p>-171,14</text:p>
          </table:table-cell>
          <table:table-cell office:value-type="float" office:value="-127.29">
            <text:p>-127,29</text:p>
          </table:table-cell>
          <table:table-cell/>
        </table:table-row>
        <table:table-row table:style-name="ro1" table:number-rows-repeated="6541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1">11/07/2007</text:date>, <text:time>08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Pedro Jordano</meta:initial-creator>
    <meta:creation-date>2007-06-20T19:16:29</meta:creation-date>
    <dc:creator>Pedro Jordano</dc:creator>
    <dc:date>2007-07-11T08:49:39</dc:date>
    <dc:language>en-US</dc:language>
    <meta:editing-cycles>5</meta:editing-cycles>
    <meta:editing-duration>PT13H58M45S</meta:editing-duration>
    <meta:user-defined meta:name="Info 1"/>
    <meta:user-defined meta:name="Info 2"/>
    <meta:user-defined meta:name="Info 3"/>
    <meta:user-defined meta:name="Info 4"/>
    <meta:document-statistic meta:table-count="3" meta:cell-count="1008"/>
  </office:meta>
</office:document-meta>
</file>